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81d41a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end" fo:margin-left="0in"/>
      <style:text-properties style:use-window-font-color="true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6" table:default-cell-style-name="ce1"/>
        <table:table-column table:style-name="co5" table:default-cell-style-name="Default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table:style-name="Default" office:value-type="string" calcext:value-type="string">
            <text:p>AI working?</text:p>
          </table:table-cell>
          <table:table-cell table:style-name="Default" office:value-type="string" calcext:value-type="string">
            <text:p>Sound ok?</text:p>
          </table:table-cell>
          <table:table-cell table:style-name="Default" office:value-type="string" calcext:value-type="string">
            <text:p>Houses ok?</text:p>
          </table:table-cell>
          <table:table-cell table:style-name="Default" office:value-type="string" calcext:value-type="string">
            <text:p>Intro text ok?</text:p>
          </table:table-cell>
          <table:table-cell table:style-name="Default" office:value-type="string" calcext:value-type="string">
            <text:p>Reviewed?</text:p>
          </table:table-cell>
          <table:table-cell table:style-name="Default" office:value-type="string" calcext:value-type="string">
            <text:p>No Blockers?</text:p>
          </table:table-cell>
          <table:table-cell office:value-type="string" calcext:value-type="string">
            <text:p>Download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Additional Forc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table:style-name="Default"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/>
          <table:table-cell table:style-name="ce10" table:number-columns-repeated="6"/>
          <table:table-cell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ewgate &amp; Outdoor Experiences</text:p>
          </table:table-cell>
          <table:table-cell/>
          <table:table-cell table:style-name="ce10" table:number-columns-repeated="3"/>
          <table:table-cell table:style-name="ce3" office:value-type="string" calcext:value-type="string">
            <text:p>NO</text:p>
          </table:table-cell>
          <table:table-cell table:style-name="ce10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75 (dam), 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150 (dam), 2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YES</text:p>
          </table:table-cell>
          <table:table-cell table:style-name="ce10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270" calcext:value-type="float">
            <text:p>27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/>
          <table:table-cell table:style-name="ce7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ovich, DoMiNaToR, TimberOwl</text:p>
          </table:table-cell>
          <table:table-cell table:style-name="ce17" office:value-type="string" calcext:value-type="string">
            <text:p>60 (dam), 34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kura Forest II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-RaDaR^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iny Tactic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70" calcext:value-type="float">
            <text:p>27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ban Pinch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inding River Revised ZH v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FiRe^ArM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gotten Factory ZH 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, -RaDaR^</text:p>
          </table:table-cell>
          <table:table-cell table:style-name="ce8" office:value-type="float" office:value="260" calcext:value-type="float">
            <text:p>26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ur Victory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330" calcext:value-type="float">
            <text:p>330</text:p>
          </table:table-cell>
          <table:table-cell table:number-columns-repeated="3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reezing Bursa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office:value-type="float" office:value="400" calcext:value-type="float">
            <text:p>4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20" calcext:value-type="float">
            <text:p>3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410" calcext:value-type="float">
            <text:p>4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YES</text:p>
          </table:table-cell>
          <table:table-cell table:style-name="ce7"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jave Desert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310" calcext:value-type="float">
            <text:p>3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rchaic Meltdow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for Reach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Twisted Treeline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MerciBKK, -TanSo-</text:p>
          </table:table-cell>
          <table:table-cell table:style-name="Default" office:value-type="float" office:value="280" calcext:value-type="float">
            <text:p>2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 table:style-name="ce17" office:value-type="string" calcext:value-type="string">
            <text:p>24 (AI), 3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4-05-30T09:20:56.736000000</dc:date>
    <meta:editing-duration>P6DT8H2M40S</meta:editing-duration>
    <meta:editing-cycles>591</meta:editing-cycles>
    <meta:generator>LibreOffice/7.3.4.2$Windows_X86_64 LibreOffice_project/728fec16bd5f605073805c3c9e7c4212a0120dc5</meta:generator>
    <meta:document-statistic meta:table-count="1" meta:cell-count="864" meta:object-count="0"/>
  </office:meta>
</office:document-meta>
</file>